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283" officeooo:paragraph-rsid="000cf283"/>
    </style:style>
    <style:style style:name="P2" style:family="paragraph" style:parent-style-name="Standard">
      <style:text-properties officeooo:rsid="000cf283" officeooo:paragraph-rsid="000d4e96"/>
    </style:style>
    <style:style style:name="P3" style:family="paragraph" style:parent-style-name="Standard">
      <style:text-properties officeooo:rsid="000cf283" officeooo:paragraph-rsid="000fb954"/>
    </style:style>
    <style:style style:name="P4" style:family="paragraph" style:parent-style-name="Standard">
      <style:text-properties officeooo:rsid="000fb954" officeooo:paragraph-rsid="000fb954"/>
    </style:style>
    <style:style style:name="P5" style:family="paragraph" style:parent-style-name="Standard">
      <style:text-properties officeooo:rsid="0010bce2" officeooo:paragraph-rsid="0010bce2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bce2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0cf283"/>
    </style:style>
    <style:style style:name="T2" style:family="text">
      <style:text-properties officeooo:rsid="000d4e96"/>
    </style:style>
    <style:style style:name="T3" style:family="text">
      <style:text-properties fo:font-weight="bold" officeooo:rsid="000d4e96" style:font-weight-asian="bold" style:font-weight-complex="bold"/>
    </style:style>
    <style:style style:name="T4" style:family="text">
      <style:text-properties fo:font-weight="normal" officeooo:rsid="000f2cf5" style:font-weight-asian="normal" style:font-weight-complex="normal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officeooo:rsid="000f2cf5" style:font-size-asian="10pt" style:font-weight-asian="bold" style:font-weight-complex="normal"/>
    </style:style>
    <style:style style:name="T7" style:family="text">
      <style:text-properties fo:color="#7f0055" style:font-name="Monospace" fo:font-size="10pt" fo:font-weight="normal" officeooo:rsid="000f2cf5" style:font-size-asian="10pt" style:font-weight-asian="normal" style:font-weight-complex="normal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officeooo:rsid="000fb954"/>
    </style:style>
    <style:style style:name="T12" style:family="text">
      <style:text-properties officeooo:rsid="0010bc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For question 1, I decided to use Merge Sort since it runs in O(nlogn) time. <text:span text:style-name="T2">In my case, it is stable because it checks for values when they are less than </text:span><text:span text:style-name="T3">or equal to, </text:span><text:span text:style-name="T4">as can be seen in this code snippet:</text:span></text:p>
      <text:p text:style-name="P2"><text:span text:style-name="T4"/></text:p>
      <text:p text:style-name="P2"><text:span text:style-name="T7"><text:tab/><text:tab/></text:span><text:span text:style-name="T6">while</text:span><text:span text:style-name="T8">(</text:span><text:span text:style-name="T10">i</text:span><text:span text:style-name="T8"> &lt; </text:span><text:span text:style-name="T10">n1</text:span><text:span text:style-name="T8"> &amp;&amp; </text:span><text:span text:style-name="T10">j</text:span><text:span text:style-name="T8"> &lt; </text:span><text:span text:style-name="T10">n2</text:span><text:span text:style-name="T8">){</text:span></text:p>
      <text:p text:style-name="P6"><text:span text:style-name="T8"><text:tab/><text:tab/><text:tab/></text:span><text:span text:style-name="T5">if</text:span><text:span text:style-name="T8">(</text:span><text:span text:style-name="T10">L</text:span><text:span text:style-name="T8">[</text:span><text:span text:style-name="T10">i</text:span><text:span text:style-name="T8">] &lt;= </text:span><text:span text:style-name="T10">R</text:span><text:span text:style-name="T8">[</text:span><text:span text:style-name="T10">j</text:span><text:span text:style-name="T8">]){</text:span></text:p>
      <text:p text:style-name="P6"><text:span text:style-name="T8"><text:tab/><text:tab/><text:tab/><text:tab/></text:span><text:span text:style-name="T10">a</text:span><text:span text:style-name="T8">[</text:span><text:span text:style-name="T10">k</text:span><text:span text:style-name="T8">] = </text:span><text:span text:style-name="T10">L</text:span><text:span text:style-name="T8">[</text:span><text:span text:style-name="T10">i</text:span><text:span text:style-name="T8">]; </text:span></text:p>
      <text:p text:style-name="P6"><text:span text:style-name="T8"><text:tab/><text:tab/><text:tab/><text:tab/></text:span><text:span text:style-name="T10">i</text:span><text:span text:style-name="T8">++; </text:span></text:p>
      <text:p text:style-name="P6"><text:span text:style-name="T8"><text:tab/><text:tab/><text:tab/><text:tab/></text:span><text:span text:style-name="T10">k</text:span><text:span text:style-name="T8">++; </text:span></text:p>
      <text:p text:style-name="P6"><text:span text:style-name="T8"><text:tab/><text:tab/><text:tab/>} </text:span><text:span text:style-name="T5">else</text:span><text:span text:style-name="T8"> {</text:span></text:p>
      <text:p text:style-name="P6"><text:span text:style-name="T8"><text:tab/><text:tab/><text:tab/><text:tab/></text:span><text:span text:style-name="T10">a</text:span><text:span text:style-name="T8">[</text:span><text:span text:style-name="T10">k</text:span><text:span text:style-name="T8">] = </text:span><text:span text:style-name="T10">R</text:span><text:span text:style-name="T8">[</text:span><text:span text:style-name="T10">j</text:span><text:span text:style-name="T8">]; </text:span></text:p>
      <text:p text:style-name="P6"><text:span text:style-name="T8"><text:tab/><text:tab/><text:tab/><text:tab/></text:span><text:span text:style-name="T10">j</text:span><text:span text:style-name="T8">++; </text:span></text:p>
      <text:p text:style-name="P6"><text:span text:style-name="T8"><text:tab/><text:tab/><text:tab/><text:tab/></text:span><text:span text:style-name="T10">k</text:span><text:span text:style-name="T8">++; </text:span></text:p>
      <text:p text:style-name="P2"><text:span text:style-name="T8"><text:tab/><text:tab/><text:tab/>}</text:span></text:p>
      <text:p text:style-name="P2"/>
      <text:p text:style-name="P2">Merge Sort splits the array into sub arrays until each sub array has 1 element only. Then it compares the elements to “merge” it back into one array. The “merging” and “unmerging” takes log(n) time. And all the comparisions take n time. So Big O of nlogn. </text:p>
      <text:p text:style-name="P1"/>
      <text:p text:style-name="P3">B <text:span text:style-name="T11">and C</text:span>) <text:span text:style-name="T11">The best case and the worst case for MergeSort are the same, since the algorithim will still have to go through a similar number of steps whether or not the inputted array is sorted. </text:span></text:p>
      <text:p text:style-name="P3"/>
      <text:p text:style-name="P4">First, it <text:span text:style-name="T1">will have to merge and un-merge regardless whether or not the array is sorted or not. </text:span>This <text:span text:style-name="T12">merging and un-merging takes</text:span> log<text:span text:style-name="T12">(</text:span>n<text:span text:style-name="T12">)</text:span> time. And then it will have to do n comparisions between the unmerged arrays. This takes n time. So, it is Big O of n log n. </text:p>
      <text:p text:style-name="P4"/>
      <text:p text:style-name="P5">Merging and un-merging (log (n)):</text:p>
      <text:p text:style-name="P5"/>
      <text:p text:style-name="P5"/>
      <text:p text:style-name="P5"><text:span text:style-name="T5">public</text:span><text:span text:style-name="T8"> </text:span><text:span text:style-name="T5">static</text:span><text:span text:style-name="T8"> </text:span><text:span text:style-name="T5">void</text:span><text:span text:style-name="T8"> mergeSort(</text:span><text:span text:style-name="T5">int</text:span><text:span text:style-name="T8">[] </text:span><text:span text:style-name="T10">a</text:span><text:span text:style-name="T8">, </text:span><text:span text:style-name="T5">int</text:span><text:span text:style-name="T8"> </text:span><text:span text:style-name="T10">left</text:span><text:span text:style-name="T8">, </text:span><text:span text:style-name="T5">int</text:span><text:span text:style-name="T8"> </text:span><text:span text:style-name="T10">right</text:span><text:span text:style-name="T8">){</text:span></text:p>
      <text:p text:style-name="P7"><text:span text:style-name="T8"><text:tab/><text:tab/></text:span><text:span text:style-name="T5">if</text:span><text:span text:style-name="T8"> (</text:span><text:span text:style-name="T10">left</text:span><text:span text:style-name="T8"> &lt; </text:span><text:span text:style-name="T10">right</text:span><text:span text:style-name="T8">){</text:span></text:p>
      <text:p text:style-name="P7"><text:span text:style-name="T8"><text:tab/><text:tab/><text:tab/></text:span></text:p>
      <text:p text:style-name="P7"><text:span text:style-name="T8"><text:tab/><text:tab/><text:tab/></text:span><text:span text:style-name="T5">int</text:span><text:span text:style-name="T8"> </text:span><text:span text:style-name="T10">mid</text:span><text:span text:style-name="T8"> = (</text:span><text:span text:style-name="T10">right</text:span><text:span text:style-name="T8"> - </text:span><text:span text:style-name="T10">left</text:span><text:span text:style-name="T8">)/2; </text:span></text:p>
      <text:p text:style-name="P7"><text:span text:style-name="T8"><text:tab/><text:tab/><text:tab/></text:span><text:span text:style-name="T9">mergeSort</text:span><text:span text:style-name="T8">(</text:span><text:span text:style-name="T10">a</text:span><text:span text:style-name="T8">, </text:span><text:span text:style-name="T10">left</text:span><text:span text:style-name="T8">, </text:span><text:span text:style-name="T10">mid</text:span><text:span text:style-name="T8">-1);</text:span></text:p>
      <text:p text:style-name="P7"><text:span text:style-name="T8"><text:tab/><text:tab/><text:tab/></text:span><text:span text:style-name="T9">mergeSort</text:span><text:span text:style-name="T8">(</text:span><text:span text:style-name="T10">a</text:span><text:span text:style-name="T8">, </text:span><text:span text:style-name="T10">mid</text:span><text:span text:style-name="T8">, </text:span><text:span text:style-name="T10">right</text:span><text:span text:style-name="T8">-1);</text:span></text:p>
      <text:p text:style-name="P7"><text:span text:style-name="T8"><text:tab/><text:tab/><text:tab/></text:span><text:span text:style-name="T9">sort1</text:span><text:span text:style-name="T8">(</text:span><text:span text:style-name="T10">a</text:span><text:span text:style-name="T8">, </text:span><text:span text:style-name="T10">left</text:span><text:span text:style-name="T8">, </text:span><text:span text:style-name="T10">mid</text:span><text:span text:style-name="T8">, </text:span><text:span text:style-name="T10">right</text:span><text:span text:style-name="T8">-1);</text:span></text:p>
      <text:p text:style-name="P7"><text:span text:style-name="T8"><text:tab/><text:tab/>} </text:span><text:span text:style-name="T5">else</text:span><text:span text:style-name="T8"> {</text:span></text:p>
      <text:p text:style-name="P7"><text:span text:style-name="T8"><text:tab/><text:tab/><text:tab/></text:span><text:span text:style-name="T5">return</text:span><text:span text:style-name="T8">; </text:span></text:p>
      <text:p text:style-name="P7"><text:span text:style-name="T8"><text:tab/><text:tab/>}</text:span></text:p>
      <text:p text:style-name="P5"><text:span text:style-name="T8"><text:tab/>}</text:span></text:p>
      <text:p text:style-name="P5"><text:span text:style-name="T8"/></text:p>
      <text:p text:style-name="P5"/>
      <text:p text:style-name="P5">Comparisions (n): </text:p>
      <text:p text:style-name="P5"/>
      <text:p text:style-name="P5"><text:span text:style-name="T5">while</text:span><text:span text:style-name="T8">(</text:span><text:span text:style-name="T10">i</text:span><text:span text:style-name="T8"> &lt; </text:span><text:span text:style-name="T10">n1</text:span><text:span text:style-name="T8"> &amp;&amp; </text:span><text:span text:style-name="T10">j</text:span><text:span text:style-name="T8"> &lt; </text:span><text:span text:style-name="T10">n2</text:span><text:span text:style-name="T8">){</text:span></text:p>
      <text:p text:style-name="P6"><text:span text:style-name="T8"><text:tab/><text:tab/><text:tab/></text:span><text:span text:style-name="T5">if</text:span><text:span text:style-name="T8">(</text:span><text:span text:style-name="T10">L</text:span><text:span text:style-name="T8">[</text:span><text:span text:style-name="T10">i</text:span><text:span text:style-name="T8">] &lt;= </text:span><text:span text:style-name="T10">R</text:span><text:span text:style-name="T8">[</text:span><text:span text:style-name="T10">j</text:span><text:span text:style-name="T8">]){</text:span></text:p>
      <text:p text:style-name="P6"><text:span text:style-name="T8"><text:tab/><text:tab/><text:tab/><text:tab/></text:span><text:span text:style-name="T10">a</text:span><text:span text:style-name="T8">[</text:span><text:span text:style-name="T10">k</text:span><text:span text:style-name="T8">] = </text:span><text:span text:style-name="T10">L</text:span><text:span text:style-name="T8">[</text:span><text:span text:style-name="T10">i</text:span><text:span text:style-name="T8">]; </text:span></text:p>
      <text:p text:style-name="P6"><text:span text:style-name="T8"><text:tab/><text:tab/><text:tab/><text:tab/></text:span><text:span text:style-name="T10">i</text:span><text:span text:style-name="T8">++; </text:span></text:p>
      <text:p text:style-name="P6"><text:span text:style-name="T8"><text:tab/><text:tab/><text:tab/><text:tab/></text:span><text:span text:style-name="T10">k</text:span><text:span text:style-name="T8">++; </text:span></text:p>
      <text:p text:style-name="P6"><text:span text:style-name="T8"><text:tab/><text:tab/><text:tab/>} </text:span><text:span text:style-name="T5">else</text:span><text:span text:style-name="T8"> {</text:span></text:p>
      <text:p text:style-name="P6"><text:span text:style-name="T8"><text:tab/><text:tab/><text:tab/><text:tab/></text:span><text:span text:style-name="T10">a</text:span><text:span text:style-name="T8">[</text:span><text:span text:style-name="T10">k</text:span><text:span text:style-name="T8">] = </text:span><text:span text:style-name="T10">R</text:span><text:span text:style-name="T8">[</text:span><text:span text:style-name="T10">j</text:span><text:span text:style-name="T8">]; </text:span></text:p>
      <text:p text:style-name="P6"><text:span text:style-name="T8"><text:tab/><text:tab/><text:tab/><text:tab/></text:span><text:span text:style-name="T10">j</text:span><text:span text:style-name="T8">++; </text:span></text:p>
      <text:p text:style-name="P6"><text:span text:style-name="T8"><text:tab/><text:tab/><text:tab/><text:tab/></text:span><text:span text:style-name="T10">k</text:span><text:span text:style-name="T8">++; </text:span></text:p>
      <text:p text:style-name="P6"><text:span text:style-name="T8"><text:tab/><text:tab/><text:tab/>}</text:span></text:p>
      <text:p text:style-name="P6"><text:span text:style-name="T8"><text:tab/><text:tab/><text:tab/></text:span></text:p>
      <text:p text:style-name="P6"><text:soft-page-break/><text:span text:style-name="T8"><text:tab/><text:tab/></text:span></text:p>
      <text:p text:style-name="P6"><text:span text:style-name="T8"><text:tab/><text:tab/><text:tab/><text:tab/></text:span></text:p>
      <text:p text:style-name="P6"><text:span text:style-name="T8"><text:tab/><text:tab/><text:tab/></text:span></text:p>
      <text:p text:style-name="P8"/>
      <text:p text:style-name="P6"><text:span text:style-name="T8"><text:tab/><text:tab/>}</text:span></text:p>
      <text:p text:style-name="P6"><text:span text:style-name="T8"><text:tab/><text:tab/></text:span></text:p>
      <text:p text:style-name="P6"><text:span text:style-name="T8"><text:tab/><text:tab/></text:span><text:span text:style-name="T5">while</text:span><text:span text:style-name="T8">(</text:span><text:span text:style-name="T10">i</text:span><text:span text:style-name="T8"> &lt; </text:span><text:span text:style-name="T10">n1</text:span><text:span text:style-name="T8">){</text:span></text:p>
      <text:p text:style-name="P6"><text:span text:style-name="T8"><text:tab/><text:tab/><text:tab/></text:span><text:span text:style-name="T10">a</text:span><text:span text:style-name="T8">[</text:span><text:span text:style-name="T10">k</text:span><text:span text:style-name="T8">] = </text:span><text:span text:style-name="T10">L</text:span><text:span text:style-name="T8">[</text:span><text:span text:style-name="T10">i</text:span><text:span text:style-name="T8">]; </text:span></text:p>
      <text:p text:style-name="P6"><text:span text:style-name="T8"><text:tab/><text:tab/><text:tab/></text:span><text:span text:style-name="T10">i</text:span><text:span text:style-name="T8">++; </text:span></text:p>
      <text:p text:style-name="P6"><text:span text:style-name="T8"><text:tab/><text:tab/><text:tab/></text:span><text:span text:style-name="T10">k</text:span><text:span text:style-name="T8">++;</text:span></text:p>
      <text:p text:style-name="P8"/>
      <text:p text:style-name="P6"><text:span text:style-name="T8"><text:tab/><text:tab/>}</text:span></text:p>
      <text:p text:style-name="P6"><text:span text:style-name="T8"><text:tab/><text:tab/></text:span></text:p>
      <text:p text:style-name="P6"><text:span text:style-name="T8"><text:tab/><text:tab/></text:span><text:span text:style-name="T5">while</text:span><text:span text:style-name="T8">(</text:span><text:span text:style-name="T10">j</text:span><text:span text:style-name="T8"> &lt; </text:span><text:span text:style-name="T10">n2</text:span><text:span text:style-name="T8">){</text:span></text:p>
      <text:p text:style-name="P6"><text:span text:style-name="T8"><text:tab/><text:tab/><text:tab/></text:span><text:span text:style-name="T10">a</text:span><text:span text:style-name="T8">[</text:span><text:span text:style-name="T10">k</text:span><text:span text:style-name="T8">] = </text:span><text:span text:style-name="T10">R</text:span><text:span text:style-name="T8">[</text:span><text:span text:style-name="T10">j</text:span><text:span text:style-name="T8">]; </text:span></text:p>
      <text:p text:style-name="P6"><text:span text:style-name="T8"><text:tab/><text:tab/><text:tab/></text:span><text:span text:style-name="T10">j</text:span><text:span text:style-name="T8">++; </text:span></text:p>
      <text:p text:style-name="P8"/>
      <text:p text:style-name="P6"><text:span text:style-name="T8"><text:tab/><text:tab/><text:tab/></text:span><text:span text:style-name="T10">k</text:span><text:span text:style-name="T8">++;</text:span></text:p>
      <text:p text:style-name="P5"><text:span text:style-name="T8"><text:tab/><text:tab/>}</text:span></text:p>
      <text:p text:style-name="P5"><text:span text:style-name="T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26:03.703595604</meta:creation-date>
    <dc:date>2018-11-02T18:31:01.874520810</dc:date>
    <meta:editing-duration>PT1H4M5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287" meta:character-count="1576" meta:non-whitespace-character-count="1177"/>
  </office:meta>
</office:document-meta>
</file>